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7921" officeooo:paragraph-rsid="000679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an enthusiastic and self driven security analyst with a passion for protecting myself and others on and off the internet. I work towards improving the security postures of people and organization alike by diligently identifying risks, threats, and vulnerabilities to individual and organizational systems and structures, and helping them to adopt safety practices. My mission is to help people to be safe and feel safe and my goal is to design systems for that miss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ZW"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3T17:04:56.084000000</meta:creation-date>
    <dc:date>2024-01-23T17:30:14.371000000</dc:date>
    <meta:editing-duration>PT25M18S</meta:editing-duration>
    <meta:editing-cycles>1</meta:editing-cycles>
    <meta:document-statistic meta:table-count="0" meta:image-count="0" meta:object-count="0" meta:page-count="1" meta:paragraph-count="1" meta:word-count="77" meta:character-count="474" meta:non-whitespace-character-count="398"/>
    <meta:generator>LibreOffice/7.6.4.1$Windows_X86_64 LibreOffice_project/e19e193f88cd6c0525a17fb7a176ed8e6a3e2aa1</meta:generator>
  </office:meta>
</office:document-meta>
</file>